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1 Vnkl" svg:font-family="'Q1 Vnkl'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Q1 Vnkl" fo:font-size="40pt" officeooo:rsid="001a6dea" officeooo:paragraph-rsid="001a6dea"/>
    </style:style>
    <style:style style:name="T1" style:family="text">
      <style:text-properties officeooo:rsid="001b0d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l <text:span text:style-name="T1">ZeS lo dI nyok he ra te fUl ko Zol del kUn Tik fa st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1 Vnkl" svg:font-family="'Q1 Vnk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ejaVu Sans1" style:font-size-complex="12pt" style:language-complex="ug" style:country-complex="C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ejaVu Sans1" style:font-size-complex="12pt" style:language-complex="ug" style:country-complex="C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tb-lr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17:24:37.478693073</meta:creation-date>
    <dc:date>2026-02-05T17:41:34.531900243</dc:date>
    <meta:editing-duration>PT5M25S</meta:editing-duration>
    <meta:editing-cycles>1</meta:editing-cycles>
    <meta:document-statistic meta:table-count="0" meta:image-count="0" meta:object-count="0" meta:page-count="1" meta:paragraph-count="1" meta:word-count="16" meta:character-count="57" meta:non-whitespace-character-count="42"/>
    <meta:generator>LibreOffice/25.2.7.2$Linux_X86_64 LibreOffice_project/520$Build-2</meta:generator>
  </office:meta>
</office:document-meta>
</file>